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4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officeooo:paragraph-rsid="010c76b0" style:font-size-asian="12pt" style:font-size-complex="12pt"/>
    </style:style>
    <style:style style:name="P2" style:family="paragraph" style:parent-style-name="Standard">
      <style:text-properties style:use-window-font-color="true" loext:opacity="0%" style:font-name="Liberation Mono" fo:font-size="12pt" fo:font-style="normal" fo:font-weight="normal" officeooo:rsid="00fcedfd" officeooo:paragraph-rsid="0104e84c" style:font-size-asian="12pt" style:font-style-asian="normal" style:font-weight-asian="normal" style:font-size-complex="12pt"/>
    </style:style>
    <style:style style:name="P3" style:family="paragraph" style:parent-style-name="Standard">
      <style:text-properties style:use-window-font-color="true" loext:opacity="0%" style:font-name="Liberation Mono" fo:font-size="12pt" officeooo:rsid="00fcedfd" officeooo:paragraph-rsid="010c76b0" style:font-size-asian="12pt" style:font-size-complex="12pt"/>
    </style:style>
    <style:style style:name="T1" style:family="text">
      <style:text-properties style:use-window-font-color="true" loext:opacity="0%" officeooo:rsid="0104e84c"/>
    </style:style>
    <style:style style:name="T2" style:family="text">
      <style:text-properties style:use-window-font-color="true" loext:opacity="0%" officeooo:rsid="0102d076"/>
    </style:style>
    <style:style style:name="T3" style:family="text">
      <style:text-properties style:use-window-font-color="true" loext:opacity="0%" fo:font-style="normal" fo:font-weight="normal" officeooo:rsid="0102d076" style:font-style-asian="normal" style:font-weight-asian="normal"/>
    </style:style>
    <style:style style:name="T4" style:family="text">
      <style:text-properties style:use-window-font-color="true" loext:opacity="0%" fo:font-style="normal" fo:font-weight="normal" officeooo:rsid="0104e84c" style:font-style-asian="normal" style:font-weight-asian="normal"/>
    </style:style>
    <style:style style:name="T5" style:family="text">
      <style:text-properties style:use-window-font-color="true" loext:opacity="0%" fo:font-style="normal" fo:font-weight="normal" officeooo:rsid="00fcedfd" style:font-style-asian="normal" style:font-weight-asian="normal"/>
    </style:style>
    <style:style style:name="T6" style:family="text">
      <style:text-properties style:use-window-font-color="true" loext:opacity="0%" fo:font-style="normal" fo:font-weight="normal" officeooo:rsid="0108beb1" style:font-style-asian="normal" style:font-weight-asian="normal"/>
    </style:style>
    <style:style style:name="T7" style:family="text">
      <style:text-properties style:use-window-font-color="true" loext:opacity="0%" fo:font-style="normal" fo:font-weight="normal" officeooo:rsid="01056a21" style:font-style-asian="normal" style:font-weight-asian="normal"/>
    </style:style>
    <style:style style:name="T8" style:family="text">
      <style:text-properties fo:font-style="normal" fo:font-weight="normal" officeooo:rsid="010a9103" style:font-name-asian="Liberation Mono" style:font-style-asian="normal" style:font-weight-asian="normal" style:font-name-complex="Liberation Mono"/>
    </style:style>
    <style:style style:name="T9" style:family="text">
      <style:text-properties fo:font-style="normal" fo:font-weight="normal" officeooo:rsid="010a9103" style:font-style-asian="normal" style:font-weight-asian="normal"/>
    </style:style>
    <style:style style:name="T10" style:family="text">
      <style:text-properties fo:font-style="normal" fo:font-weight="normal" officeooo:rsid="01056a21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(</text:span><text:span text:style-name="T2">1</text:span><text:span text:style-name="T1">=</text:span><text:span text:style-name="T3"><draw:frame draw:style-name="fr1" draw:name="Object10" text:anchor-type="as-char" svg:y="-0.4626in" svg:width="0.3717in" svg:height="0.8311in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)-</text:span><text:span text:style-name="T5"><draw:frame draw:style-name="fr1" draw:name="Object2" text:anchor-type="as-char" svg:y="-0.2484in" svg:width="0.3717in" svg:height="0.617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=</text:span><text:span text:style-name="T5"><draw:frame draw:style-name="fr1" draw:name="Object5" text:anchor-type="as-char" svg:y="-0.4626in" svg:width="0.3717in" svg:height="0.8311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=</text:span><text:span text:style-name="T5"><draw:frame draw:style-name="fr1" draw:name="Object6" text:anchor-type="as-char" svg:y="-0.4626in" svg:width="0.3717in" svg:height="0.8311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<draw:frame draw:style-name="fr1" draw:name="Object7" text:anchor-type="as-char" svg:y="-0.2484in" svg:width="0.1335in" svg:height="0.4035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=</text:span><text:span text:style-name="T5"><draw:frame draw:style-name="fr1" draw:name="Object8" text:anchor-type="as-char" svg:y="-0.2484in" svg:width="0.3366in" svg:height="0.4035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 <text:s text:c="3"/></text:span><text:span text:style-name="T4">(</text:span><text:span text:style-name="T3">1</text:span><text:span text:style-name="T4">=</text:span><text:span text:style-name="T3"><draw:frame draw:style-name="fr1" draw:name="Object16" text:anchor-type="as-char" svg:y="-0.4626in" svg:width="0.3717in" svg:height="0.8311in" draw:z-index="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">)</text:span><text:span text:style-name="T6">+</text:span><text:span text:style-name="T5"><draw:frame draw:style-name="fr1" draw:name="Object17" text:anchor-type="as-char" svg:y="-0.2484in" svg:width="0.3717in" svg:height="0.6173in" draw:z-index="1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=</text:span><text:span text:style-name="T5"><draw:frame draw:style-name="fr1" draw:name="Object18" text:anchor-type="as-char" svg:y="-0.4626in" svg:width="0.3717in" svg:height="0.8311in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">=</text:span><text:span text:style-name="T3"><draw:frame draw:style-name="fr1" draw:name="Object19" text:anchor-type="as-char" svg:y="-0.4626in" svg:width="0.3717in" svg:height="0.8311in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"><draw:frame draw:style-name="fr1" draw:name="Object20" text:anchor-type="as-char" svg:y="-0.2484in" svg:width="0.1335in" svg:height="0.4035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">=</text:span><text:span text:style-name="T7"><draw:frame draw:style-name="fr1" draw:name="Object21" text:anchor-type="as-char" svg:y="-0.2484in" svg:width="0.3366in" svg:height="0.4035in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2"/>
      <text:p text:style-name="P2"/>
      <text:p text:style-name="P2"/>
      <text:p text:style-name="P3"><text:span text:style-name="T8">⇔</text:span><text:span text:style-name="T9">1-</text:span><text:span text:style-name="T10"><draw:frame draw:style-name="fr1" draw:name="Object11" text:anchor-type="as-char" svg:y="-0.2484in" svg:width="0.3717in" svg:height="0.6173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0">=</text:span><text:span text:style-name="T10"><draw:frame draw:style-name="fr1" draw:name="Object12" text:anchor-type="as-char" svg:y="-0.2484in" svg:width="0.3366in" svg:height="0.4035in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9">=</text:span><text:span text:style-name="T9"><draw:frame draw:style-name="fr1" draw:name="Object15" text:anchor-type="as-char" svg:y="-0.2484in" svg:width="1.0429in" svg:height="0.8311in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line-height="100%"/>
      <style:text-properties style:font-name="Lucida Console" fo:font-family="'Lucida Console'" style:font-family-generic="modern" style:font-pitch="fixed" fo:font-size="10pt" officeooo:rsid="001f484f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9.3701in" fo:page-height="39.3701in" style:num-format="1" style:print-orientation="portrait" fo:margin-top="0in" fo:margin-bottom="0in" fo:margin-left="0in" fo:margin-right="0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39.3701in" fo:page-height="39.3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39.3701in" fo:page-height="39.3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4DT19H27M2S</meta:editing-duration>
    <meta:editing-cycles>218</meta:editing-cycles>
    <meta:generator>LibreOffice/25.8.3.2$Linux_X86_64 LibreOffice_project/580$Build-2</meta:generator>
    <meta:printed-by>PDF files</meta:printed-by>
    <dc:date>2025-12-02T10:59:31.432839512</dc:date>
    <meta:document-statistic meta:table-count="0" meta:image-count="0" meta:object-count="15" meta:page-count="1" meta:paragraph-count="2" meta:word-count="3" meta:character-count="26" meta:non-whitespace-character-count="21"/>
  </office:meta>
</office:document-meta>
</file>

<file path=Object 10/content.xml><?xml version="1.0" encoding="utf-8"?>
<math xmlns="http://www.w3.org/1998/Math/MathML" display="block">
  <semantics>
    <mfrac>
      <mrow>
        <mn>1</mn>
        <mo stretchy="false">+</mo>
        <mfrac>
          <mi mathvariant="normal">a</mi>
          <mi mathvariant="normal">b</mi>
        </mfrac>
      </mrow>
      <mrow>
        <mn>1</mn>
        <mo stretchy="false">+</mo>
        <mfrac>
          <mi mathvariant="normal">a</mi>
          <mi mathvariant="normal">b</mi>
        </mfrac>
      </mrow>
    </mfrac>
    <annotation encoding="StarMath 5.0">{1+a over b}over{1+a over b}</annotation>
  </semantics>
</math>
</file>

<file path=Object 11/content.xml><?xml version="1.0" encoding="utf-8"?>
<math xmlns="http://www.w3.org/1998/Math/MathML" display="block">
  <semantics>
    <mfrac>
      <mn>2</mn>
      <mrow>
        <mn>1</mn>
        <mo stretchy="false">+</mo>
        <mfrac>
          <mi mathvariant="normal">a</mi>
          <mi mathvariant="normal">b</mi>
        </mfrac>
      </mrow>
    </mfrac>
    <annotation encoding="StarMath 5.0">2over{1+a over b}</annotation>
  </semantics>
</math>
</file>

<file path=Object 12/content.xml><?xml version="1.0" encoding="utf-8"?>
<math xmlns="http://www.w3.org/1998/Math/MathML" display="block">
  <semantics>
    <mfrac>
      <mrow>
        <mi mathvariant="normal">a</mi>
        <mo stretchy="false">−</mo>
        <mi mathvariant="normal">b</mi>
      </mrow>
      <mrow>
        <mi mathvariant="normal">a</mi>
        <mo stretchy="false">+</mo>
        <mi mathvariant="normal">b</mi>
      </mrow>
    </mfrac>
    <annotation encoding="StarMath 5.0">{a-b}over{a+b}</annotation>
  </semantics>
</math>
</file>

<file path=Object 15/content.xml><?xml version="1.0" encoding="utf-8"?>
<math xmlns="http://www.w3.org/1998/Math/MathML" display="block">
  <semantics>
    <mfrac>
      <mn>1</mn>
      <mrow>
        <mfrac>
          <mrow>
            <mi mathvariant="normal">a</mi>
            <mo stretchy="false">+</mo>
            <mi mathvariant="normal">b</mi>
          </mrow>
          <mrow>
            <mi mathvariant="normal">a</mi>
            <mo stretchy="false">−</mo>
            <mi mathvariant="normal">b</mi>
          </mrow>
        </mfrac>
        <mo stretchy="false">=</mo>
        <mrow>
          <mn>1</mn>
          <mo stretchy="false">+</mo>
          <mfrac>
            <mn>2</mn>
            <mrow>
              <mn>1</mn>
              <mo stretchy="false">−</mo>
              <mfrac>
                <mi mathvariant="normal">a</mi>
                <mi mathvariant="normal">b</mi>
              </mfrac>
            </mrow>
          </mfrac>
        </mrow>
      </mrow>
    </mfrac>
    <annotation encoding="StarMath 5.0">1over{{a+b}over{a-b}=1+2over{1-a over b}}</annotation>
  </semantics>
</math>
</file>

<file path=Object 16/content.xml><?xml version="1.0" encoding="utf-8"?>
<math xmlns="http://www.w3.org/1998/Math/MathML" display="block">
  <semantics>
    <mfrac>
      <mrow>
        <mfrac>
          <mi mathvariant="normal">a</mi>
          <mi mathvariant="normal">b</mi>
        </mfrac>
        <mo stretchy="false">−</mo>
        <mn>1</mn>
      </mrow>
      <mrow>
        <mfrac>
          <mi mathvariant="normal">a</mi>
          <mi mathvariant="normal">b</mi>
        </mfrac>
        <mo stretchy="false">−</mo>
        <mn>1</mn>
      </mrow>
    </mfrac>
    <annotation encoding="StarMath 5.0">{a over b-1}over{a over b-1}</annotation>
  </semantics>
</math>
</file>

<file path=Object 17/content.xml><?xml version="1.0" encoding="utf-8"?>
<math xmlns="http://www.w3.org/1998/Math/MathML" display="block">
  <semantics>
    <mfrac>
      <mn>2</mn>
      <mrow>
        <mfrac>
          <mi mathvariant="normal">a</mi>
          <mi mathvariant="normal">b</mi>
        </mfrac>
        <mo stretchy="false">−</mo>
        <mn>1</mn>
      </mrow>
    </mfrac>
    <annotation encoding="StarMath 5.0">2over{a over b-1}</annotation>
  </semantics>
</math>
</file>

<file path=Object 18/content.xml><?xml version="1.0" encoding="utf-8"?>
<math xmlns="http://www.w3.org/1998/Math/MathML" display="block">
  <semantics>
    <mfrac>
      <mrow>
        <mn>1</mn>
        <mo stretchy="false">+</mo>
        <mfrac>
          <mi mathvariant="normal">a</mi>
          <mi mathvariant="normal">b</mi>
        </mfrac>
      </mrow>
      <mrow>
        <mfrac>
          <mi mathvariant="normal">a</mi>
          <mi mathvariant="normal">b</mi>
        </mfrac>
        <mo stretchy="false">−</mo>
        <mn>1</mn>
      </mrow>
    </mfrac>
    <annotation encoding="StarMath 5.0">{1+a over b}over{a over b-1}</annotation>
  </semantics>
</math>
</file>

<file path=Object 19/content.xml><?xml version="1.0" encoding="utf-8"?>
<math xmlns="http://www.w3.org/1998/Math/MathML" display="block">
  <semantics>
    <mfrac>
      <mrow>
        <mn>1</mn>
        <mo stretchy="false">+</mo>
        <mfrac>
          <mi mathvariant="normal">a</mi>
          <mi mathvariant="normal">b</mi>
        </mfrac>
      </mrow>
      <mrow>
        <mfrac>
          <mi mathvariant="normal">a</mi>
          <mi mathvariant="normal">b</mi>
        </mfrac>
        <mo stretchy="false">−</mo>
        <mn>1</mn>
      </mrow>
    </mfrac>
    <annotation encoding="StarMath 5.0">{1+a over b}over{a over b-1}</annotation>
  </semantics>
</math>
</file>

<file path=Object 2/content.xml><?xml version="1.0" encoding="utf-8"?>
<math xmlns="http://www.w3.org/1998/Math/MathML" display="block">
  <semantics>
    <mfrac>
      <mn>2</mn>
      <mrow>
        <mn>1</mn>
        <mo stretchy="false">+</mo>
        <mfrac>
          <mi mathvariant="normal">a</mi>
          <mi mathvariant="normal">b</mi>
        </mfrac>
      </mrow>
    </mfrac>
    <annotation encoding="StarMath 5.0">2over{1+a over b}</annotation>
  </semantics>
</math>
</file>

<file path=Object 20/content.xml><?xml version="1.0" encoding="utf-8"?>
<math xmlns="http://www.w3.org/1998/Math/MathML" display="block">
  <semantics>
    <mfrac>
      <mi mathvariant="normal">b</mi>
      <mi mathvariant="normal">b</mi>
    </mfrac>
    <annotation encoding="StarMath 5.0">b over b</annotation>
  </semantics>
</math>
</file>

<file path=Object 21/content.xml><?xml version="1.0" encoding="utf-8"?>
<math xmlns="http://www.w3.org/1998/Math/MathML" display="block">
  <semantics>
    <mfrac>
      <mrow>
        <mi mathvariant="normal">a</mi>
        <mo stretchy="false">+</mo>
        <mi mathvariant="normal">b</mi>
      </mrow>
      <mrow>
        <mi mathvariant="normal">a</mi>
        <mo stretchy="false">−</mo>
        <mi mathvariant="normal">b</mi>
      </mrow>
    </mfrac>
    <annotation encoding="StarMath 5.0">{a+b}over{a-b}</annotation>
  </semantics>
</math>
</file>

<file path=Object 5/content.xml><?xml version="1.0" encoding="utf-8"?>
<math xmlns="http://www.w3.org/1998/Math/MathML" display="block">
  <semantics>
    <mfrac>
      <mrow>
        <mfrac>
          <mi mathvariant="normal">a</mi>
          <mi mathvariant="normal">b</mi>
        </mfrac>
        <mo stretchy="false">−</mo>
        <mn>1</mn>
      </mrow>
      <mrow>
        <mn>1</mn>
        <mo stretchy="false">+</mo>
        <mfrac>
          <mi mathvariant="normal">a</mi>
          <mi mathvariant="normal">b</mi>
        </mfrac>
      </mrow>
    </mfrac>
    <annotation encoding="StarMath 5.0">{a over b-1}over{1+a over b}</annotation>
  </semantics>
</math>
</file>

<file path=Object 6/content.xml><?xml version="1.0" encoding="utf-8"?>
<math xmlns="http://www.w3.org/1998/Math/MathML" display="block">
  <semantics>
    <mfrac>
      <mrow>
        <mfrac>
          <mi mathvariant="normal">a</mi>
          <mi mathvariant="normal">b</mi>
        </mfrac>
        <mo stretchy="false">−</mo>
        <mn>1</mn>
      </mrow>
      <mrow>
        <mn>1</mn>
        <mo stretchy="false">+</mo>
        <mfrac>
          <mi mathvariant="normal">a</mi>
          <mi mathvariant="normal">b</mi>
        </mfrac>
      </mrow>
    </mfrac>
    <annotation encoding="StarMath 5.0">{a over b-1}over{1+a over b}</annotation>
  </semantics>
</math>
</file>

<file path=Object 7/content.xml><?xml version="1.0" encoding="utf-8"?>
<math xmlns="http://www.w3.org/1998/Math/MathML" display="block">
  <semantics>
    <mfrac>
      <mi mathvariant="normal">b</mi>
      <mi mathvariant="normal">b</mi>
    </mfrac>
    <annotation encoding="StarMath 5.0">b over b</annotation>
  </semantics>
</math>
</file>

<file path=Object 8/content.xml><?xml version="1.0" encoding="utf-8"?>
<math xmlns="http://www.w3.org/1998/Math/MathML" display="block">
  <semantics>
    <mfrac>
      <mrow>
        <mi mathvariant="normal">a</mi>
        <mo stretchy="false">−</mo>
        <mi mathvariant="normal">b</mi>
      </mrow>
      <mrow>
        <mi mathvariant="normal">a</mi>
        <mo stretchy="false">+</mo>
        <mi mathvariant="normal">b</mi>
      </mrow>
    </mfrac>
    <annotation encoding="StarMath 5.0">{a-b}over{a+b}</annotation>
  </semantics>
</math>
</file>